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neva" svg:font-family="Genev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7.4056in" fo:margin-left="0in" table:align="left"/>
    </style:style>
    <style:style style:name="Table6.A" style:family="table-column">
      <style:table-column-properties style:column-width="2.7465in"/>
    </style:style>
    <style:style style:name="Table6.B" style:family="table-column">
      <style:table-column-properties style:column-width="0.625in"/>
    </style:style>
    <style:style style:name="Table6.C" style:family="table-column">
      <style:table-column-properties style:column-width="4.034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2.6701in" table:align="margins"/>
    </style:style>
    <style:style style:name="Table7.A" style:family="table-column">
      <style:table-column-properties style:column-width="2.670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5938in" table:align="margins"/>
    </style:style>
    <style:style style:name="Table8.A" style:family="table-column">
      <style:table-column-properties style:column-width="2.5938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3.9576in" table:align="margins"/>
    </style:style>
    <style:style style:name="Table9.A" style:family="table-column">
      <style:table-column-properties style:column-width="3.957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3.8813in" table:align="margins"/>
    </style:style>
    <style:style style:name="Table10.A" style:family="table-column">
      <style:table-column-properties style:column-width="1.3174in" style:rel-column-width="22243*"/>
    </style:style>
    <style:style style:name="Table10.B" style:family="table-column">
      <style:table-column-properties style:column-width="2.5639in" style:rel-column-width="43292*"/>
    </style:style>
    <style:style style:name="Table10.A1" style:family="table-cell">
      <style:table-cell-properties fo:padding="0.0382in" fo:border="none"/>
    </style:style>
    <style:style style:name="Table7" style:family="table">
      <style:table-properties style:width="2.6701in" table:align="margins"/>
    </style:style>
    <style:style style:name="Table7.A" style:family="table-column">
      <style:table-column-properties style:column-width="2.670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5938in" table:align="margins"/>
    </style:style>
    <style:style style:name="Table8.A" style:family="table-column">
      <style:table-column-properties style:column-width="2.5938in" style:rel-column-width="65535*"/>
    </style:style>
    <style:style style:name="Table8.A1" style:family="table-cell">
      <style:table-cell-properties fo:padding="0.0382in" fo:border="none"/>
    </style:style>
    <style:style style:name="Table8" style:family="table">
      <style:table-properties style:width="2.5938in" table:align="margins"/>
    </style:style>
    <style:style style:name="Table8.A" style:family="table-column">
      <style:table-column-properties style:column-width="2.5938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3.9576in" table:align="margins"/>
    </style:style>
    <style:style style:name="Table9.A" style:family="table-column">
      <style:table-column-properties style:column-width="3.957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3.8813in" table:align="margins"/>
    </style:style>
    <style:style style:name="Table10.A" style:family="table-column">
      <style:table-column-properties style:column-width="1.3174in" style:rel-column-width="22243*"/>
    </style:style>
    <style:style style:name="Table10.B" style:family="table-column">
      <style:table-column-properties style:column-width="2.5639in" style:rel-column-width="43292*"/>
    </style:style>
    <style:style style:name="Table10.A1" style:family="table-cell">
      <style:table-cell-properties fo:padding="0.0382in" fo:border="none"/>
    </style:style>
    <style:style style:name="Table10" style:family="table">
      <style:table-properties style:width="3.8813in" table:align="margins"/>
    </style:style>
    <style:style style:name="Table10.A" style:family="table-column">
      <style:table-column-properties style:column-width="1.3174in" style:rel-column-width="22243*"/>
    </style:style>
    <style:style style:name="Table10.B" style:family="table-column">
      <style:table-column-properties style:column-width="2.5639in" style:rel-column-width="43292*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4056in" fo:margin-left="0in" table:align="left"/>
    </style:style>
    <style:style style:name="Table2.A" style:family="table-column">
      <style:table-column-properties style:column-width="2.746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4.034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6701in" table:align="margins"/>
    </style:style>
    <style:style style:name="Table3.A" style:family="table-column">
      <style:table-column-properties style:column-width="2.6701in" style:rel-column-width="65535*"/>
    </style:style>
    <style:style style:name="Table3.A1" style:family="table-cell">
      <style:table-cell-properties fo:padding="0.0382in" fo:border="0.05pt solid #000000"/>
    </style:style>
    <style:style style:name="Table11" style:family="table">
      <style:table-properties style:width="2.5938in" table:align="margins"/>
    </style:style>
    <style:style style:name="Table11.A" style:family="table-column">
      <style:table-column-properties style:column-width="2.593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3.9576in" table:align="margins"/>
    </style:style>
    <style:style style:name="Table12.A" style:family="table-column">
      <style:table-column-properties style:column-width="3.957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3.8813in" table:align="margins"/>
    </style:style>
    <style:style style:name="Table13.A" style:family="table-column">
      <style:table-column-properties style:column-width="1.3174in" style:rel-column-width="22243*"/>
    </style:style>
    <style:style style:name="Table13.B" style:family="table-column">
      <style:table-column-properties style:column-width="2.5639in" style:rel-column-width="43292*"/>
    </style:style>
    <style:style style:name="Table13.A1" style:family="table-cell">
      <style:table-cell-properties fo:padding="0.0382in" fo:border="none"/>
    </style:style>
    <style:style style:name="Table3" style:family="table">
      <style:table-properties style:width="2.6701in" table:align="margins"/>
    </style:style>
    <style:style style:name="Table3.A" style:family="table-column">
      <style:table-column-properties style:column-width="2.6701in" style:rel-column-width="65535*"/>
    </style:style>
    <style:style style:name="Table3.A1" style:family="table-cell">
      <style:table-cell-properties fo:padding="0.0382in" fo:border="0.05pt solid #000000"/>
    </style:style>
    <style:style style:name="Table11" style:family="table">
      <style:table-properties style:width="2.5938in" table:align="margins"/>
    </style:style>
    <style:style style:name="Table11.A" style:family="table-column">
      <style:table-column-properties style:column-width="2.5938in" style:rel-column-width="65535*"/>
    </style:style>
    <style:style style:name="Table11.A1" style:family="table-cell">
      <style:table-cell-properties fo:padding="0.0382in" fo:border="none"/>
    </style:style>
    <style:style style:name="Table11" style:family="table">
      <style:table-properties style:width="2.5938in" table:align="margins"/>
    </style:style>
    <style:style style:name="Table11.A" style:family="table-column">
      <style:table-column-properties style:column-width="2.593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3.9576in" table:align="margins"/>
    </style:style>
    <style:style style:name="Table12.A" style:family="table-column">
      <style:table-column-properties style:column-width="3.957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3.8813in" table:align="margins"/>
    </style:style>
    <style:style style:name="Table13.A" style:family="table-column">
      <style:table-column-properties style:column-width="1.3174in" style:rel-column-width="22243*"/>
    </style:style>
    <style:style style:name="Table13.B" style:family="table-column">
      <style:table-column-properties style:column-width="2.5639in" style:rel-column-width="43292*"/>
    </style:style>
    <style:style style:name="Table13.A1" style:family="table-cell">
      <style:table-cell-properties fo:padding="0.0382in" fo:border="none"/>
    </style:style>
    <style:style style:name="Table13" style:family="table">
      <style:table-properties style:width="3.8813in" table:align="margins"/>
    </style:style>
    <style:style style:name="Table13.A" style:family="table-column">
      <style:table-column-properties style:column-width="1.3174in" style:rel-column-width="22243*"/>
    </style:style>
    <style:style style:name="Table13.B" style:family="table-column">
      <style:table-column-properties style:column-width="2.5639in" style:rel-column-width="43292*"/>
    </style:style>
    <style:style style:name="Table13.A1" style:family="table-cell">
      <style:table-cell-properties fo:padding="0.0382in" fo:border="none"/>
    </style:style>
    <style:style style:name="Table4" style:family="table">
      <style:table-properties style:width="7.4014in" table:align="margins"/>
    </style:style>
    <style:style style:name="Table4.A" style:family="table-column">
      <style:table-column-properties style:column-width="7.4014in" style:rel-column-width="65535*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7.3299in" fo:margin-left="0in" table:align="left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0576in"/>
    </style:style>
    <style:style style:name="Table1.C" style:family="table-column">
      <style:table-column-properties style:column-width="1.191in"/>
    </style:style>
    <style:style style:name="Table1.D" style:family="table-column">
      <style:table-column-properties style:column-width="0.8049in"/>
    </style:style>
    <style:style style:name="Table1.E" style:family="table-column">
      <style:table-column-properties style:column-width="1.066in"/>
    </style:style>
    <style:style style:name="Table1.F" style:family="table-column">
      <style:table-column-properties style:column-width="0.5021in"/>
    </style:style>
    <style:style style:name="Table1.G" style:family="table-column">
      <style:table-column-properties style:column-width="0.2465in"/>
    </style:style>
    <style:style style:name="Table1.H" style:family="table-column">
      <style:table-column-properties style:column-width="0.6854in"/>
    </style:style>
    <style:style style:name="Table1.I" style:family="table-column">
      <style:table-column-properties style:column-width="1.3979in"/>
    </style:style>
    <style:style style:name="Table1.A1" style:family="table-cell">
      <style:table-cell-properties fo:padding="0.0382in" fo:border="none"/>
    </style:style>
    <style:style style:name="Table1.9" style:family="table-row">
      <style:table-row-properties style:min-row-height="1.5813in"/>
    </style:style>
    <style:style style:name="Table5" style:family="table">
      <style:table-properties style:width="7.2535in" table:align="margins"/>
    </style:style>
    <style:style style:name="Table5.A" style:family="table-column">
      <style:table-column-properties style:column-width="1.8132in" style:rel-column-width="16383*"/>
    </style:style>
    <style:style style:name="Table5.D" style:family="table-column">
      <style:table-column-properties style:column-width="1.8139in" style:rel-column-width="16386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722in"/>
    </style:style>
    <style:style style:name="Table5.C2" style:family="table-cell">
      <style:table-cell-properties fo:padding="0.0382in" fo:border-left="none" fo:border-right="none" fo:border-top="0.05pt solid #000000" fo:border-bottom="0.05pt solid #000000"/>
    </style:style>
    <style:style style:name="Table1" style:family="table">
      <style:table-properties style:width="7.3299in" fo:margin-left="0in" table:align="left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0576in"/>
    </style:style>
    <style:style style:name="Table1.C" style:family="table-column">
      <style:table-column-properties style:column-width="1.191in"/>
    </style:style>
    <style:style style:name="Table1.D" style:family="table-column">
      <style:table-column-properties style:column-width="0.8049in"/>
    </style:style>
    <style:style style:name="Table1.E" style:family="table-column">
      <style:table-column-properties style:column-width="1.066in"/>
    </style:style>
    <style:style style:name="Table1.F" style:family="table-column">
      <style:table-column-properties style:column-width="0.5021in"/>
    </style:style>
    <style:style style:name="Table1.G" style:family="table-column">
      <style:table-column-properties style:column-width="0.2465in"/>
    </style:style>
    <style:style style:name="Table1.H" style:family="table-column">
      <style:table-column-properties style:column-width="0.6854in"/>
    </style:style>
    <style:style style:name="Table1.I" style:family="table-column">
      <style:table-column-properties style:column-width="1.3979in"/>
    </style:style>
    <style:style style:name="Table1.A1" style:family="table-cell">
      <style:table-cell-properties fo:padding="0.0382in" fo:border="none"/>
    </style:style>
    <style:style style:name="Table1.9" style:family="table-row">
      <style:table-row-properties style:min-row-height="1.5813in"/>
    </style:style>
    <style:style style:name="Table5" style:family="table">
      <style:table-properties style:width="7.2535in" table:align="margins"/>
    </style:style>
    <style:style style:name="Table5.A" style:family="table-column">
      <style:table-column-properties style:column-width="1.8132in" style:rel-column-width="16383*"/>
    </style:style>
    <style:style style:name="Table5.D" style:family="table-column">
      <style:table-column-properties style:column-width="1.8139in" style:rel-column-width="16386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722in"/>
    </style:style>
    <style:style style:name="Table5.C2" style:family="table-cell">
      <style:table-cell-properties fo:padding="0.0382in" fo:border-left="none" fo:border-right="none" fo:border-top="0.05pt solid #000000" fo:border-bottom="0.05pt solid #000000"/>
    </style:style>
    <style:style style:name="Table5" style:family="table">
      <style:table-properties style:width="7.2535in" table:align="margins"/>
    </style:style>
    <style:style style:name="Table5.A" style:family="table-column">
      <style:table-column-properties style:column-width="1.8132in" style:rel-column-width="16383*"/>
    </style:style>
    <style:style style:name="Table5.D" style:family="table-column">
      <style:table-column-properties style:column-width="1.8139in" style:rel-column-width="16386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722in"/>
    </style:style>
    <style:style style:name="Table5.C2" style:family="table-cell">
      <style:table-cell-properties fo:padding="0.0382in" fo:border-left="none" fo:border-right="none" fo:border-top="0.05pt solid #000000" fo:border-bottom="0.05pt solid #000000"/>
    </style:style>
    <style:style style:name="Table14" style:family="table">
      <style:table-properties style:width="7.4014in" table:align="margins"/>
    </style:style>
    <style:style style:name="Table14.A" style:family="table-column">
      <style:table-column-properties style:column-width="1.85in" style:rel-column-width="16383*"/>
    </style:style>
    <style:style style:name="Table14.D" style:family="table-column">
      <style:table-column-properties style:column-width="1.8507in" style:rel-column-width="16386*"/>
    </style:style>
    <style:style style:name="Table14.A1" style:family="table-cell">
      <style:table-cell-properties fo:padding="0.0382in" fo:border="none"/>
    </style:style>
    <style:style style:name="Table18" style:family="table">
      <style:table-properties style:width="1.3118in" fo:margin-left="0.2507in" table:align="left"/>
    </style:style>
    <style:style style:name="Table18.A" style:family="table-column">
      <style:table-column-properties style:column-width="1.3118in"/>
    </style:style>
    <style:style style:name="Table18.A1" style:family="table-cell">
      <style:table-cell-properties fo:padding="0.0382in" fo:border-left="none" fo:border-right="none" fo:border-top="none" fo:border-bottom="0.05pt solid #000000"/>
    </style:style>
    <style:style style:name="Table18.A2" style:family="table-cell">
      <style:table-cell-properties fo:padding="0.0382in" fo:border="none"/>
    </style:style>
    <style:style style:name="Table19" style:family="table">
      <style:table-properties style:width="1.3097in" fo:margin-left="0.1597in" table:align="left"/>
    </style:style>
    <style:style style:name="Table19.A" style:family="table-column">
      <style:table-column-properties style:column-width="1.3097in"/>
    </style:style>
    <style:style style:name="Table19.A1" style:family="table-cell">
      <style:table-cell-properties fo:padding="0.0382in" fo:border-left="none" fo:border-right="none" fo:border-top="none" fo:border-bottom="0.05pt solid #000000"/>
    </style:style>
    <style:style style:name="Table19.A2" style:family="table-cell">
      <style:table-cell-properties fo:padding="0.0382in" fo:border="none"/>
    </style:style>
    <style:style style:name="Table20" style:family="table">
      <style:table-properties style:width="1.3146in" fo:margin-left="0.2299in" fo:margin-right="0.2299in" table:align="margins"/>
    </style:style>
    <style:style style:name="Table20.A" style:family="table-column">
      <style:table-column-properties style:column-width="1.3146in" style:rel-column-width="65535*"/>
    </style:style>
    <style:style style:name="Table20.A1" style:family="table-cell">
      <style:table-cell-properties fo:padding="0.0382in" fo:border-left="none" fo:border-right="none" fo:border-top="none" fo:border-bottom="0.05pt solid #000000"/>
    </style:style>
    <style:style style:name="Table20.A2" style:family="table-cell">
      <style:table-cell-properties fo:padding="0.0382in" fo:border="none"/>
    </style:style>
    <style:style style:name="Table21" style:family="table">
      <style:table-properties style:width="1.3146in" fo:margin-left="0.2299in" fo:margin-right="0.2299in" table:align="margins"/>
    </style:style>
    <style:style style:name="Table21.A" style:family="table-column">
      <style:table-column-properties style:column-width="1.3146in" style:rel-column-width="65535*"/>
    </style:style>
    <style:style style:name="Table21.A1" style:family="table-cell">
      <style:table-cell-properties fo:padding="0.0382in" fo:border-left="none" fo:border-right="none" fo:border-top="none" fo:border-bottom="0.05pt solid #000000"/>
    </style:style>
    <style:style style:name="Table21.A2" style:family="table-cell">
      <style:table-cell-properties fo:padding="0.0382in" fo:border="none"/>
    </style:style>
    <style:style style:name="Table18" style:family="table">
      <style:table-properties style:width="1.3118in" fo:margin-left="0.2507in" table:align="left"/>
    </style:style>
    <style:style style:name="Table18.A" style:family="table-column">
      <style:table-column-properties style:column-width="1.3118in"/>
    </style:style>
    <style:style style:name="Table18.A1" style:family="table-cell">
      <style:table-cell-properties fo:padding="0.0382in" fo:border-left="none" fo:border-right="none" fo:border-top="none" fo:border-bottom="0.05pt solid #000000"/>
    </style:style>
    <style:style style:name="Table18.A2" style:family="table-cell">
      <style:table-cell-properties fo:padding="0.0382in" fo:border="none"/>
    </style:style>
    <style:style style:name="Table19" style:family="table">
      <style:table-properties style:width="1.3097in" fo:margin-left="0.1597in" table:align="left"/>
    </style:style>
    <style:style style:name="Table19.A" style:family="table-column">
      <style:table-column-properties style:column-width="1.3097in"/>
    </style:style>
    <style:style style:name="Table19.A1" style:family="table-cell">
      <style:table-cell-properties fo:padding="0.0382in" fo:border-left="none" fo:border-right="none" fo:border-top="none" fo:border-bottom="0.05pt solid #000000"/>
    </style:style>
    <style:style style:name="Table19.A2" style:family="table-cell">
      <style:table-cell-properties fo:padding="0.0382in" fo:border="none"/>
    </style:style>
    <style:style style:name="Table20" style:family="table">
      <style:table-properties style:width="1.3146in" fo:margin-left="0.2299in" fo:margin-right="0.2299in" table:align="margins"/>
    </style:style>
    <style:style style:name="Table20.A" style:family="table-column">
      <style:table-column-properties style:column-width="1.3146in" style:rel-column-width="65535*"/>
    </style:style>
    <style:style style:name="Table20.A1" style:family="table-cell">
      <style:table-cell-properties fo:padding="0.0382in" fo:border-left="none" fo:border-right="none" fo:border-top="none" fo:border-bottom="0.05pt solid #000000"/>
    </style:style>
    <style:style style:name="Table20.A2" style:family="table-cell">
      <style:table-cell-properties fo:padding="0.0382in" fo:border="none"/>
    </style:style>
    <style:style style:name="Table21" style:family="table">
      <style:table-properties style:width="1.3146in" fo:margin-left="0.2299in" fo:margin-right="0.2299in" table:align="margins"/>
    </style:style>
    <style:style style:name="Table21.A" style:family="table-column">
      <style:table-column-properties style:column-width="1.3146in" style:rel-column-width="65535*"/>
    </style:style>
    <style:style style:name="Table21.A1" style:family="table-cell">
      <style:table-cell-properties fo:padding="0.0382in" fo:border-left="none" fo:border-right="none" fo:border-top="none" fo:border-bottom="0.05pt solid #000000"/>
    </style:style>
    <style:style style:name="Table21.A2" style:family="table-cell">
      <style:table-cell-properties fo:padding="0.0382in" fo:border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c0b48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a49ac0"/>
    </style:style>
    <style:style style:name="P5" style:family="paragraph" style:parent-style-name="Table_20_Contents">
      <style:paragraph-properties fo:text-align="start" style:justify-single-word="false"/>
      <style:text-properties officeooo:paragraph-rsid="01a8dc18"/>
    </style:style>
    <style:style style:name="P6" style:family="paragraph" style:parent-style-name="Table_20_Contents">
      <style:paragraph-properties fo:text-align="start" style:justify-single-word="false"/>
      <style:text-properties officeooo:paragraph-rsid="01bea2c6"/>
    </style:style>
    <style:style style:name="P7" style:family="paragraph" style:parent-style-name="Table_20_Contents">
      <style:paragraph-properties fo:text-align="start" style:justify-single-word="false"/>
      <style:text-properties officeooo:paragraph-rsid="01c76b62"/>
    </style:style>
    <style:style style:name="P8" style:family="paragraph" style:parent-style-name="Table_20_Contents">
      <style:paragraph-properties fo:text-align="start" style:justify-single-word="false"/>
      <style:text-properties officeooo:paragraph-rsid="01bf3441"/>
    </style:style>
    <style:style style:name="P9" style:family="paragraph" style:parent-style-name="Table_20_Contents">
      <style:paragraph-properties fo:text-align="start" style:justify-single-word="false"/>
      <style:text-properties officeooo:paragraph-rsid="01aa9dc3"/>
    </style:style>
    <style:style style:name="P10" style:family="paragraph" style:parent-style-name="Table_20_Contents">
      <style:paragraph-properties fo:text-align="start" style:justify-single-word="false"/>
      <style:text-properties officeooo:paragraph-rsid="01c293db"/>
    </style:style>
    <style:style style:name="P11" style:family="paragraph" style:parent-style-name="Table_20_Contents">
      <style:paragraph-properties fo:text-align="start" style:justify-single-word="false"/>
      <style:text-properties officeooo:paragraph-rsid="020b2090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1a36f51" officeooo:paragraph-rsid="01a49ac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1a36f51" officeooo:paragraph-rsid="01a8dc1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1a8dc18" officeooo:paragraph-rsid="01e8722f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1e8722f" officeooo:paragraph-rsid="01e8722f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1e8722f" officeooo:paragraph-rsid="01e99be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1e99bef" officeooo:paragraph-rsid="01e99be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1a9ef48" officeooo:paragraph-rsid="01a9ef48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1eabdba" officeooo:paragraph-rsid="01eabdba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1a9ef4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1c4229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1c6d81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1c8dc2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1ff8eba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1a9ef48" officeooo:paragraph-rsid="01a9ef48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983b28" officeooo:paragraph-rsid="01aa9dc3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e9db80" officeooo:paragraph-rsid="01e9db8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eaaa23" officeooo:paragraph-rsid="01eaaa23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ff8eba" officeooo:paragraph-rsid="01ff8eb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1a9ef48" officeooo:paragraph-rsid="01a9ef48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1a9ef48" officeooo:paragraph-rsid="01aa9dc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Times New Roman" fo:font-size="10pt" fo:font-weight="normal" officeooo:rsid="01a9ef48" officeooo:paragraph-rsid="02031979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Times New Roman" fo:font-size="10pt" fo:font-weight="normal" officeooo:rsid="01babece" officeooo:paragraph-rsid="02035a4c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Times New Roman" fo:font-size="10pt" fo:font-weight="normal" officeooo:paragraph-rsid="0204cb7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pt" officeooo:paragraph-rsid="01ff8eb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6pt" officeooo:rsid="00983b28" officeooo:paragraph-rsid="01aa9dc3" style:font-size-asian="6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6pt" officeooo:rsid="00983b28" officeooo:paragraph-rsid="01c293db" style:font-size-asian="6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6pt" officeooo:rsid="00983b28" officeooo:paragraph-rsid="01c76b62" style:font-size-asian="6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6pt" fo:font-weight="bold" officeooo:rsid="00983b28" officeooo:paragraph-rsid="01c293db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6pt" fo:font-weight="bold" officeooo:rsid="00983b28" officeooo:paragraph-rsid="01c76b62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7pt" fo:font-weight="bold" officeooo:rsid="00983b28" officeooo:paragraph-rsid="01c293db" style:font-size-asian="7pt" style:font-weight-asian="bold" style:font-size-complex="7pt" style:font-weight-complex="bold"/>
    </style:style>
    <style:style style:name="P45" style:family="paragraph" style:parent-style-name="Table_20_Contents">
      <style:text-properties style:font-name="Times New Roman" fo:font-weight="bold" officeooo:rsid="01f323d9" officeooo:paragraph-rsid="01f323d9" style:font-weight-asian="bold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Times New Roman" fo:font-weight="bold" officeooo:rsid="01f323d9" officeooo:paragraph-rsid="02078d94" style:font-weight-asian="bold" style:font-weight-complex="bold"/>
    </style:style>
    <style:style style:name="P47" style:family="paragraph" style:parent-style-name="Table_20_Contents">
      <style:text-properties style:font-name="Times New Roman" fo:font-weight="bold" officeooo:rsid="01f410ee" officeooo:paragraph-rsid="01f410ee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8pt" officeooo:paragraph-rsid="020b2090" style:font-size-asian="8pt" style:font-size-complex="8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207b39a" officeooo:paragraph-rsid="020b209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8pt" officeooo:rsid="0207b39a" officeooo:paragraph-rsid="020b2090" style:font-size-asian="8pt" style:font-size-complex="8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20b2090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officeooo:paragraph-rsid="020b2090" style:font-size-complex="11pt"/>
    </style:style>
    <style:style style:name="P53" style:family="paragraph" style:parent-style-name="Table_20_Contents">
      <style:paragraph-properties fo:text-align="start" style:justify-single-word="false"/>
      <style:text-properties officeooo:rsid="01eabdba" officeooo:paragraph-rsid="01eabdba"/>
    </style:style>
    <style:style style:name="P5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c0b48"/>
    </style:style>
    <style:style style:name="P55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18c0b48"/>
    </style:style>
    <style:style style:name="P5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1fcf293"/>
    </style:style>
    <style:style style:name="P5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fo:font-weight="normal" officeooo:rsid="00d2f3b4" officeooo:paragraph-rsid="018c0b48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11pt" fo:font-weight="normal" officeooo:rsid="00d2f3b4" officeooo:paragraph-rsid="020b2090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18c0b48"/>
    </style:style>
    <style:style style:name="P60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1cb50e9"/>
    </style:style>
    <style:style style:name="P61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1e8722f"/>
    </style:style>
    <style:style style:name="P62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weight="bold" officeooo:rsid="01e8722f" officeooo:paragraph-rsid="01e8722f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weight="bold" officeooo:rsid="01e8722f" officeooo:paragraph-rsid="01e99bef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rsid="01fdb77e" officeooo:paragraph-rsid="01fdb77e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shadow="none">
        <style:tab-stops/>
      </style:paragraph-properties>
      <style:text-properties fo:color="#000000" loext:opacity="100%" style:font-name="Geneva" fo:font-size="12pt" officeooo:paragraph-rsid="019b8d07" style:font-name-asian="Geneva" style:font-size-asian="12pt" style:font-name-complex="Geneva" style:font-size-complex="12pt"/>
    </style:style>
    <style:style style:name="P66" style:family="paragraph" style:parent-style-name="Text_20_body">
      <style:text-properties officeooo:rsid="026db08a" officeooo:paragraph-rsid="020b2090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officeooo:rsid="019e778f"/>
    </style:style>
    <style:style style:name="T3" style:family="text">
      <style:text-properties style:font-name="Times New Roman" fo:font-size="10pt" officeooo:rsid="0099d1d7" style:font-size-asian="10pt" style:font-size-complex="10pt"/>
    </style:style>
    <style:style style:name="T4" style:family="text">
      <style:text-properties style:font-name="Times New Roman" fo:font-size="10pt" officeooo:rsid="00af876e" style:font-size-asian="10pt" style:font-size-complex="10pt"/>
    </style:style>
    <style:style style:name="T5" style:family="text">
      <style:text-properties style:font-name="Times New Roman" fo:font-size="10pt" officeooo:rsid="00746370" style:font-size-asian="10pt" style:font-size-complex="10pt"/>
    </style:style>
    <style:style style:name="T6" style:family="text">
      <style:text-properties style:font-name="Times New Roman" fo:font-size="10pt" fo:font-weight="bold" officeooo:rsid="01bea2c6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font-weight="bold" officeooo:rsid="01c76b62" style:font-size-asian="10pt" style:font-weight-asian="bold" style:font-size-complex="10pt" style:font-weight-complex="bold"/>
    </style:style>
    <style:style style:name="T8" style:family="text">
      <style:text-properties style:font-name="Times New Roman" officeooo:rsid="019dd951"/>
    </style:style>
    <style:style style:name="T9" style:family="text">
      <style:text-properties style:font-name="Times New Roman" fo:font-size="7pt" officeooo:rsid="00b48fb1" style:font-size-asian="7pt" style:font-size-complex="7pt"/>
    </style:style>
    <style:style style:name="T10" style:family="text">
      <style:text-properties style:font-name="Times New Roman" fo:font-size="7pt" officeooo:rsid="00a3ff16" style:font-size-asian="7pt" style:font-size-complex="7pt"/>
    </style:style>
    <style:style style:name="T11" style:family="text">
      <style:text-properties style:font-name="Times New Roman" fo:font-size="7pt" officeooo:rsid="00a54bf7" style:font-size-asian="7pt" style:font-size-complex="7pt"/>
    </style:style>
    <style:style style:name="T12" style:family="text">
      <style:text-properties style:font-name="Times New Roman" fo:font-size="7pt" officeooo:rsid="01ca91bf" style:font-size-asian="7pt" style:font-size-complex="7pt"/>
    </style:style>
    <style:style style:name="T13" style:family="text">
      <style:text-properties fo:color="#000000" loext:opacity="100%" style:font-name="Times New Roman" fo:font-size="14pt" style:text-underline-style="none" fo:font-weight="bold" officeooo:rsid="00631bce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Times New Roman" fo:font-size="14pt" style:text-underline-style="none" fo:font-weight="bold" officeooo:rsid="01a3586b" style:text-underline-mode="continuous" style:text-overline-mode="continuous" style:text-line-through-mode="continuous" style:font-name-asian="Arial" style:font-size-asian="14pt" style:font-weight-asian="bold" style:font-name-complex="Arial" style:font-size-complex="14pt" style:font-weight-complex="bold"/>
    </style:style>
    <style:style style:name="T15" style:family="text">
      <style:text-properties fo:color="#000000" loext:opacity="100%" style:font-name="Times New Roman" fo:font-size="14pt" style:text-underline-style="none" fo:font-weight="bold" officeooo:rsid="01fcf293" style:text-underline-mode="continuous" style:text-overline-mode="continuous" style:text-line-through-mode="continuous" style:font-name-asian="Arial" style:font-size-asian="14pt" style:font-weight-asian="bold" style:font-name-complex="Arial" style:font-size-complex="14pt" style:font-weight-complex="bold"/>
    </style:style>
    <style:style style:name="T16" style:family="text">
      <style:text-properties fo:color="#000000" loext:opacity="100%" style:font-name="Times New Roman" fo:font-size="11pt" style:text-underline-style="none" officeooo:rsid="002763ae" style:font-size-asian="11pt" style:font-size-complex="11pt"/>
    </style:style>
    <style:style style:name="T17" style:family="text">
      <style:text-properties fo:color="#000000" loext:opacity="100%" style:font-name="Times New Roman" fo:font-size="10pt" style:text-underline-style="none" officeooo:rsid="002763ae" style:font-size-asian="10pt" style:font-size-complex="10pt"/>
    </style:style>
    <style:style style:name="T18" style:family="text">
      <style:text-properties fo:color="#000000" loext:opacity="100%" style:font-name="Times New Roman" fo:font-size="10pt" style:text-underline-style="none" fo:font-weight="normal" officeooo:rsid="002763ae" style:font-size-asian="10pt" style:font-weight-asian="normal" style:font-size-complex="10pt" style:font-weight-complex="normal"/>
    </style:style>
    <style:style style:name="T19" style:family="text">
      <style:text-properties fo:color="#000000" loext:opacity="100%" style:font-name="Times New Roman" fo:font-size="10pt" style:text-underline-style="none" fo:font-weight="normal" officeooo:rsid="01a8dc18" style:font-size-asian="10pt" style:font-weight-asian="normal" style:font-size-complex="10pt" style:font-weight-complex="normal"/>
    </style:style>
    <style:style style:name="T20" style:family="text">
      <style:text-properties fo:color="#000000" loext:opacity="100%" style:font-name="Arial" fo:font-size="11pt" style:text-underline-style="none" officeooo:rsid="002763ae" style:font-size-asian="11pt" style:font-size-complex="11pt"/>
    </style:style>
    <style:style style:name="T21" style:family="text">
      <style:text-properties fo:color="#000080" loext:opacity="100%" style:font-name="Arial" fo:font-size="10.5pt" style:text-underline-style="solid" style:text-underline-width="auto" style:text-underline-color="font-color" officeooo:rsid="007b09f6" style:text-underline-mode="continuous" style:text-overline-mode="continuous" style:text-line-through-mode="continuous" style:font-name-asian="Arial" style:font-size-asian="10.5pt" style:font-name-complex="Arial" style:font-size-complex="11pt"/>
    </style:style>
    <style:style style:name="T22" style:family="text">
      <style:text-properties style:font-name="Arial2" fo:font-size="10pt" style:font-size-asian="10.5pt"/>
    </style:style>
    <style:style style:name="T23" style:family="text">
      <style:text-properties style:font-name="Arial2" fo:font-size="10pt" officeooo:rsid="01a8dc18" style:font-size-asian="10.5pt"/>
    </style:style>
    <style:style style:name="T24" style:family="text">
      <style:text-properties officeooo:rsid="002becd8"/>
    </style:style>
    <style:style style:name="T25" style:family="text">
      <style:text-properties officeooo:rsid="0099d1d7"/>
    </style:style>
    <style:style style:name="T26" style:family="text">
      <style:text-properties fo:font-size="7pt" officeooo:rsid="0099d1d7" style:font-size-asian="7pt" style:font-size-complex="7pt"/>
    </style:style>
    <style:style style:name="T27" style:family="text">
      <style:text-properties officeooo:rsid="026db2fb"/>
    </style:style>
    <style:style style:name="T28" style:family="text">
      <style:text-properties officeooo:rsid="0207b39a"/>
    </style:style>
    <style:style style:name="T29" style:family="text">
      <style:text-properties officeooo:rsid="0263df2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obj.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Invoice Origin" text:name="py3o.obj.invoice_origin"/>
        <text:user-field-decl office:value-type="string" office:string-value="street" text:name="py3o.obj.street"/>
        <text:user-field-decl office:value-type="string" office:string-value="city" text:name="py3o.obj.city"/>
        <text:user-field-decl office:value-type="string" office:string-value="country_id.name" text:name="py3o.obj.country_id.name"/>
        <text:user-field-decl office:value-type="float" office:value="0" text:name="py3o.index"/>
        <text:user-field-decl office:value-type="string" office:string-value="line.product_id.name" text:name="py3o.line.product_id.name"/>
        <text:user-field-decl office:value-type="string" office:string-value="line.i_description" text:name="py3o.line.i_description"/>
        <text:user-field-decl office:value-type="string" office:string-value="partner_id.street" text:name="py3o.obj.partner_id.street"/>
        <text:user-field-decl office:value-type="string" office:string-value="partner_id.city" text:name="py3o.obj.partner_id.city"/>
        <text:user-field-decl office:value-type="string" office:string-value="partner_id.country_id.name" text:name="py3o.obj.partner_id.country_id.name"/>
        <text:user-field-decl office:value-type="string" office:string-value="x_brand.name" text:name="py3o.obj.x_brand.name"/>
        <text:user-field-decl office:value-type="string" office:string-value="quantity" text:name="py3o.obj.quantity"/>
        <text:user-field-decl office:value-type="string" office:string-value="line.x_brand" text:name="py3o.line.x_brand"/>
        <text:user-field-decl office:value-type="string" office:string-value="line.quantity" text:name="py3o.line.quantity"/>
        <text:user-field-decl office:value-type="string" office:string-value="line.price_unit" text:name="py3o.line.price_unit"/>
        <text:user-field-decl office:value-type="string" office:string-value="line.product_uom_id" text:name="py3o.line.product_uom_id"/>
        <text:user-field-decl office:value-type="string" office:string-value="line.amount_subtotal" text:name="py3o.line.amount_subtotal"/>
        <text:user-field-decl office:value-type="string" office:string-value="line.price_subtotal" text:name="py3o.line.price_subtotal"/>
        <text:user-field-decl office:value-type="string" office:string-value="line.product_uom_id.name" text:name="py3o.line.product_uom_id.name"/>
        <text:user-field-decl office:value-type="float" office:value="0" text:name="py3o.tqty"/>
        <text:user-field-decl office:value-type="float" office:value="0" text:name="py3o.tamount"/>
        <text:user-field-decl office:value-type="float" office:value="0" text:name="py3o.obj.amount_due"/>
        <text:user-field-decl office:value-type="float" office:value="0" text:name="py3o.obj.amount_residual"/>
        <text:user-field-decl office:value-type="string" office:string-value="obj.sale_type_id.name" text:name="py3o.obj.sale_type_id.name"/>
        <text:user-field-decl office:value-type="string" office:string-value="line.product_id.barcode" text:name="py3o.line.product_id.barcode"/>
        <text:user-field-decl office:value-type="string" office:string-value="obj.amount_untaxed" text:name="py3o.obj.amount_untaxed"/>
        <text:user-field-decl office:value-type="string" office:string-value="obj.amount_by_group.name" text:name="py3o.obj.amount_by_group"/>
        <text:user-field-decl office:value-type="string" office:string-value="val" text:name="py3o.val"/>
        <text:user-field-decl office:value-type="string" office:string-value="line.product_id.default_code" text:name="py3o.line.product_id.default_code"/>
        <text:user-field-decl office:value-type="string" office:string-value="line.product_id.x_hscode" text:name="py3o.line.product_id.x_hscode"/>
        <text:user-field-decl office:value-type="string" office:string-value="obj.create_uid.initials" text:name="py3o.obj.create_uid.initials"/>
        <text:user-field-decl office:value-type="string" office:string-value="obj.confirm_uid.initials" text:name="py3o.obj.confirm_uid.initials"/>
      </text:user-field-decls>
      <text:p text:style-name="P67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55"><text:a xlink:type="simple" xlink:href="py3o://if=%22obj.move_type%20in%20('in_invoice')%20and%20obj.state%20in%20('draft')%22" text:style-name="Internet_20_link" text:visited-style-name="Visited_20_Internet_20_Link"><text:span text:style-name="T8">if="obj.move_type in ('in_invoice') and obj.state in ('draft')"</text:span></text:a></text:p>
      <text:p text:style-name="P65"><text:span text:style-name="Hyperlink"><text:span text:style-name="T13">Draft Vendor Bill</text:span></text:span></text:p>
      <text:p text:style-name="P55"><text:a xlink:type="simple" xlink:href="py3o:///if" text:style-name="Internet_20_link" text:visited-style-name="Visited_20_Internet_20_Link"><text:span text:style-name="Hyperlink"><text:span text:style-name="T16">/if</text:span></text:span></text:a></text:p>
      <text:p text:style-name="P55"><text:a xlink:type="simple" xlink:href="py3o://if=%22obj.move_type%20in%20('in_invoice')%20and%20obj.state%20in%20('posted')%22" text:style-name="Internet_20_link" text:visited-style-name="Visited_20_Internet_20_Link"><text:span text:style-name="T8">if="obj.move_type in ('in_invoice') and obj.state in ('posted')"</text:span></text:a></text:p>
      <text:p text:style-name="P65"><text:span text:style-name="Hyperlink"><text:span text:style-name="T13">Vendor Bill </text:span></text:span></text:p>
      <text:p text:style-name="P55"><text:a xlink:type="simple" xlink:href="py3o:///if" text:style-name="Internet_20_link" text:visited-style-name="Visited_20_Internet_20_Link"><text:span text:style-name="Hyperlink"><text:span text:style-name="T16">/if</text:span></text:span></text:a></text:p>
      <text:p text:style-name="P55"><text:a xlink:type="simple" xlink:href="py3o://if=%22obj.move_type%20in%20('out_invoice')%20and%20obj.state%20in%20('draft')%22" text:style-name="Internet_20_link" text:visited-style-name="Visited_20_Internet_20_Link"><text:span text:style-name="T8">if="obj.move_type in ('out_invoice') and obj.state in ('draft')"</text:span></text:a></text:p>
      <text:p text:style-name="P55"><text:span text:style-name="Hyperlink"><text:span text:style-name="T14">Draft </text:span></text:span><text:span text:style-name="Hyperlink"><text:span text:style-name="T15">Estimate</text:span></text:span></text:p>
      <text:p text:style-name="P55"><text:a xlink:type="simple" xlink:href="py3o:///if" text:style-name="Internet_20_link" text:visited-style-name="Visited_20_Internet_20_Link"><text:span text:style-name="Hyperlink"><text:span text:style-name="T16">/if</text:span></text:span></text:a></text:p>
      <text:p text:style-name="P55"><text:a xlink:type="simple" xlink:href="py3o://if=%22obj.move_type%20in%20('out_invoice')%20and%20obj.state%20in%20('posted')%22" text:style-name="Internet_20_link" text:visited-style-name="Visited_20_Internet_20_Link"><text:span text:style-name="T8">if="obj.move_type in ('out_invoice') and obj.state in ('posted')"</text:span></text:a></text:p>
      <text:p text:style-name="P56"><text:span text:style-name="Hyperlink"><text:span text:style-name="T15">Estimate</text:span></text:span></text:p>
      <text:p text:style-name="P55"><text:a xlink:type="simple" xlink:href="py3o:///if" text:style-name="Internet_20_link" text:visited-style-name="Visited_20_Internet_20_Link"><text:span text:style-name="Hyperlink"><text:span text:style-name="T16">/if</text:span></text:span></text:a></text:p>
      <text:p text:style-name="P55"><text:span text:style-name="Hyperlink"><text:span text:style-name="T20"/></text:span></text:p>
      <text:p text:style-name="P2"/>
      <text:p text:style-name="P2"/>
      <text:p text:style-name="P59"><text:a xlink:type="simple" xlink:href="py3o://if=%22obj.move_type%20in%20('in_invoice')%22" text:style-name="Internet_20_link" text:visited-style-name="Visited_20_Internet_20_Link"><text:span text:style-name="T2">if="obj.move_type in ('in_invoice')"</text:span></text:a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1811349238752">
            <table:table-cell table:style-name="Table6.A1" office:value-type="string">
              <table:table table:name="Table7" table:style-name="Table7">
                <table:table-column table:style-name="Table7.A"/>
                <table:table-header-rows>
                  <table:table-row table:style-name="TableLine1811349239024">
                    <table:table-cell table:style-name="Table7.A1" office:value-type="string">
                      <table:table table:name="Table8" table:style-name="Table8">
                        <table:table-column table:style-name="Table8.A"/>
                        <table:table-header-rows>
                          <table:table-row table:style-name="TableLine1811349236848">
                            <table:table-cell table:style-name="Table8.A1" office:value-type="string">
                              <text:p text:style-name="P12"><text:span text:style-name="T23">Vendor</text:span> <text:span text:style-name="T23">Bill </text:span># <text:span text:style-name="Hyperlink"><text:span text:style-name="T18"><text:user-field-get text:name="py3o.obj.name">invoice number</text:user-field-get></text:span></text:span></text:p>
                            </table:table-cell>
                          </table:table-row>
                        </table:table-header-rows>
                        <table:table-row table:style-name="TableLine1811349241472">
                          <table:table-cell table:style-name="Table8.A1" office:value-type="string">
                            <text:p text:style-name="P15">Bill To :</text:p>
                            <text:p text:style-name="P62"><text:span text:style-name="Hyperlink"><text:span text:style-name="T17"><text:user-field-get text:name="py3o.obj.partner_id.name">partner_id.name</text:user-field-get></text:span></text:span></text:p>
                            <text:p text:style-name="P62"><text:span text:style-name="Hyperlink"><text:span text:style-name="T17"><text:user-field-get text:name="py3o.obj.partner_id.street">partner_id.street</text:user-field-get></text:span></text:span></text:p>
                            <text:p text:style-name="P62"><text:span text:style-name="Hyperlink"><text:span text:style-name="T17"><text:user-field-get text:name="py3o.obj.partner_id.city">partner_id.city</text:user-field-get></text:span></text:span><text:span text:style-name="Hyperlink"><text:span text:style-name="T17">, </text:span></text:span><text:span text:style-name="Hyperlink"><text:span text:style-name="T17"><text:user-field-get text:name="py3o.obj.partner_id.country_id.name">partner_id.country_id.name</text:user-field-get></text:span></text:span></text:p>
                          </table:table-cell>
                        </table:table-row>
                      </table:table>
                      <text:p text:style-name="P3"/>
                    </table:table-cell>
                  </table:table-row>
                </table:table-header-rows>
              </table:table>
              <text:p text:style-name="P3"/>
            </table:table-cell>
            <table:table-cell table:style-name="Table6.A1" office:value-type="string">
              <text:p text:style-name="P3"/>
            </table:table-cell>
            <table:table-cell table:style-name="Table6.A1" office:value-type="string">
              <table:table table:name="Table9" table:style-name="Table9">
                <table:table-column table:style-name="Table9.A"/>
                <table:table-header-rows>
                  <table:table-row table:style-name="TableLine1811349244736">
                    <table:table-cell table:style-name="Table9.A1" office:value-type="string">
                      <table:table table:name="Table10" table:style-name="Table10">
                        <table:table-column table:style-name="Table10.A"/>
                        <table:table-column table:style-name="Table10.B"/>
                        <table:table-header-rows>
                          <table:table-row table:style-name="TableLine1811349242832">
                            <table:table-cell table:style-name="Table10.A1" office:value-type="string">
                              <text:p text:style-name="P14"><text:span text:style-name="T22">Bill</text:span> Date </text:p>
                            </table:table-cell>
                            <table:table-cell table:style-name="Table10.A1" office:value-type="string">
                              <text:p text:style-name="P61"><text:span text:style-name="Hyperlink"><text:span text:style-name="T19"><text:user-field-get text:name="py3o.obj.invoice_date">invoice_date</text:user-field-get></text:span></text:span></text:p>
                            </table:table-cell>
                          </table:table-row>
                        </table:table-header-rows>
                        <table:table-row table:style-name="TableLine1811349248000">
                          <table:table-cell table:style-name="Table10.A1" office:value-type="string">
                            <text:p text:style-name="P15">Due Date</text:p>
                          </table:table-cell>
                          <table:table-cell table:style-name="Table10.A1" office:value-type="string">
                            <text:p text:style-name="P64"><text:user-field-get text:name="py3o.obj.invoice_date_due">invoice_date_due</text:user-field-get></text:p>
                          </table:table-cell>
                        </table:table-row>
                        <table:table-row table:style-name="TableLine1811349249904">
                          <table:table-cell table:style-name="Table10.A1" office:value-type="string">
                            <text:p text:style-name="P17">P.O. #</text:p>
                          </table:table-cell>
                          <table:table-cell table:style-name="Table10.A1" office:value-type="string">
                            <text:p text:style-name="P4"/>
                          </table:table-cell>
                        </table:table-row>
                        <table:table-row table:style-name="TableLine1811349253440">
                          <table:table-cell table:style-name="Table10.A1" office:value-type="string">
                            <text:p text:style-name="P17">DN/SO No.</text:p>
                          </table:table-cell>
                          <table:table-cell table:style-name="Table10.A1" office:value-type="string">
                            <text:p text:style-name="P4"/>
                          </table:table-cell>
                        </table:table-row>
                        <table:table-row table:style-name="TableLine1811349241200">
                          <table:table-cell table:style-name="Table10.A1" office:value-type="string">
                            <text:p text:style-name="P17">Salesman</text:p>
                          </table:table-cell>
                          <table:table-cell table:style-name="Table10.A1" office:value-type="string">
                            <text:p text:style-name="P4"/>
                          </table:table-cell>
                        </table:table-row>
                      </table:table>
                      <text:p text:style-name="P3"/>
                    </table:table-cell>
                  </table:table-row>
                </table:table-header-rows>
              </table:table>
              <text:p text:style-name="P3"/>
            </table:table-cell>
          </table:table-row>
        </table:table-header-rows>
      </table:table>
      <text:p text:style-name="P54"><text:a xlink:type="simple" xlink:href="py3o:///if" text:style-name="Internet_20_link" text:visited-style-name="Visited_20_Internet_20_Link"><text:span text:style-name="Hyperlink"><text:span text:style-name="T21">/if</text:span></text:span></text:a></text:p>
      <text:p text:style-name="P59"><text:a xlink:type="simple" xlink:href="py3o://if=%22obj.move_type%20in%20('out_invoice')%22" text:style-name="Internet_20_link" text:visited-style-name="Visited_20_Internet_20_Link"><text:span text:style-name="T2">if="obj.move_type in ('out_invoice'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1811349247184">
            <table:table-cell table:style-name="Table2.A1" office:value-type="string">
              <table:table table:name="Table3" table:style-name="Table3">
                <table:table-column table:style-name="Table3.A"/>
                <table:table-header-rows>
                  <table:table-row table:style-name="TableLine1811349251808">
                    <table:table-cell table:style-name="Table3.A1" office:value-type="string">
                      <table:table table:name="Table11" table:style-name="Table11">
                        <table:table-column table:style-name="Table11.A"/>
                        <table:table-header-rows>
                          <table:table-row table:style-name="TableLine1811349237936">
                            <table:table-cell table:style-name="Table11.A1" office:value-type="string">
                              <text:p text:style-name="P13">Invoice # <text:span text:style-name="Hyperlink"><text:span text:style-name="T18"><text:user-field-get text:name="py3o.obj.name">invoice number</text:user-field-get></text:span></text:span></text:p>
                            </table:table-cell>
                          </table:table-row>
                        </table:table-header-rows>
                        <table:table-row table:style-name="TableLine1811349238208">
                          <table:table-cell table:style-name="Table11.A1" office:value-type="string">
                            <text:p text:style-name="P16">Bill To :</text:p>
                            <text:p text:style-name="P63"><text:span text:style-name="Hyperlink"><text:span text:style-name="T17"><text:user-field-get text:name="py3o.obj.partner_id.name">partner_id.name</text:user-field-get></text:span></text:span></text:p>
                            <text:p text:style-name="P63"><text:span text:style-name="Hyperlink"><text:span text:style-name="T18"><text:user-field-get text:name="py3o.obj.partner_id.street">partner_id.street</text:user-field-get></text:span></text:span></text:p>
                            <text:p text:style-name="P63"><text:span text:style-name="Hyperlink"><text:span text:style-name="T18"><text:user-field-get text:name="py3o.obj.partner_id.city">partner_id.city</text:user-field-get></text:span></text:span><text:span text:style-name="Hyperlink"><text:span text:style-name="T18">, </text:span></text:span><text:span text:style-name="Hyperlink"><text:span text:style-name="T18"><text:user-field-get text:name="py3o.obj.partner_id.country_id.name">partner_id.country_id.name</text:user-field-get></text:span></text:span></text:p>
                          </table:table-cell>
                        </table:table-row>
                      </table:table>
                      <text:p text:style-name="P5"/>
                    </table:table-cell>
                  </table:table-row>
                </table:table-header-rows>
              </table:table>
              <text:p text:style-name="P5"/>
            </table:table-cell>
            <table:table-cell table:style-name="Table2.A1" office:value-type="string">
              <text:p text:style-name="P5"/>
            </table:table-cell>
            <table:table-cell table:style-name="Table2.A1" office:value-type="string">
              <table:table table:name="Table12" table:style-name="Table12">
                <table:table-column table:style-name="Table12.A"/>
                <table:table-header-rows>
                  <table:table-row table:style-name="TableLine1811349243376">
                    <table:table-cell table:style-name="Table12.A1" office:value-type="string">
                      <table:table table:name="Table13" table:style-name="Table13">
                        <table:table-column table:style-name="Table13.A"/>
                        <table:table-column table:style-name="Table13.B"/>
                        <table:table-header-rows>
                          <table:table-row table:style-name="TableLine1811349239568">
                            <table:table-cell table:style-name="Table13.A1" office:value-type="string">
                              <text:p text:style-name="P13">Customer Details :</text:p>
                            </table:table-cell>
                            <table:table-cell table:style-name="Table13.A1" office:value-type="string">
                              <text:p text:style-name="P60"><text:span text:style-name="Hyperlink"><text:span text:style-name="T17"><text:user-field-get text:name="py3o.obj.partner_id.name">partner_id.name</text:user-field-get></text:span></text:span></text:p>
                            </table:table-cell>
                          </table:table-row>
                        </table:table-header-rows>
                        <table:table-row table:style-name="TableLine1811349247456">
                          <table:table-cell table:style-name="Table13.A1" office:value-type="string">
                            <text:p text:style-name="P15">Due Date</text:p>
                          </table:table-cell>
                          <table:table-cell table:style-name="Table13.A1" office:value-type="string">
                            <text:p text:style-name="P5"/>
                          </table:table-cell>
                        </table:table-row>
                        <table:table-row table:style-name="TableLine1811349247728">
                          <table:table-cell table:style-name="Table13.A1" office:value-type="string">
                            <text:p text:style-name="P17">P.O. #</text:p>
                          </table:table-cell>
                          <table:table-cell table:style-name="Table13.A1" office:value-type="string">
                            <text:p text:style-name="P5"/>
                          </table:table-cell>
                        </table:table-row>
                        <table:table-row table:style-name="TableLine1811349267856">
                          <table:table-cell table:style-name="Table13.A1" office:value-type="string">
                            <text:p text:style-name="P17">DN/SO No.</text:p>
                          </table:table-cell>
                          <table:table-cell table:style-name="Table13.A1" office:value-type="string">
                            <text:p text:style-name="P5"/>
                          </table:table-cell>
                        </table:table-row>
                        <table:table-row table:style-name="TableLine1811349269760">
                          <table:table-cell table:style-name="Table13.A1" office:value-type="string">
                            <text:p text:style-name="P17">Salesman</text:p>
                          </table:table-cell>
                          <table:table-cell table:style-name="Table13.A1" office:value-type="string">
                            <text:p text:style-name="P53"/>
                          </table:table-cell>
                        </table:table-row>
                        <table:table-row table:style-name="TableLine1811349256160">
                          <table:table-cell table:style-name="Table13.A1" office:value-type="string">
                            <text:p text:style-name="P19">Type</text:p>
                          </table:table-cell>
                          <table:table-cell table:style-name="Table13.A1" office:value-type="string">
                            <text:p text:style-name="P53"><text:user-field-get text:name="py3o.obj.sale_type_id.name">obj.sale_type_id.name</text:user-field-get></text:p>
                          </table:table-cell>
                        </table:table-row>
                      </table:table>
                      <text:p text:style-name="P5"/>
                    </table:table-cell>
                  </table:table-row>
                </table:table-header-rows>
              </table:table>
              <text:p text:style-name="P5"/>
            </table:table-cell>
          </table:table-row>
        </table:table-header-rows>
      </table:table>
      <text:p text:style-name="P54"><text:a xlink:type="simple" xlink:href="py3o:///if" text:style-name="Internet_20_link" text:visited-style-name="Visited_20_Internet_20_Link"><text:span text:style-name="Hyperlink"><text:span text:style-name="T21">/if</text:span></text:span></text:a></text:p>
      <table:table table:name="Table4" table:style-name="Table4">
        <table:table-column table:style-name="Table4.A"/>
        <table:table-header-rows>
          <text:soft-page-break/>
          <table:table-row table:style-name="TableLine1811349246640">
            <table:table-cell table:style-name="Table4.A1" office:value-type="string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column table:style-name="Table1.G"/>
                <table:table-column table:style-name="Table1.H"/>
                <table:table-column table:style-name="Table1.I"/>
                <table:table-header-rows>
                  <table:table-row table:style-name="TableLine1811349258336">
                    <table:table-cell table:style-name="Table1.A1" office:value-type="string">
                      <text:p text:style-name="P20">Sr.</text:p>
                    </table:table-cell>
                    <table:table-cell table:style-name="Table1.A1" office:value-type="string">
                      <text:p text:style-name="P20">Product</text:p>
                    </table:table-cell>
                    <table:table-cell table:style-name="Table1.A1" office:value-type="string">
                      <text:p text:style-name="P20">Description</text:p>
                    </table:table-cell>
                    <table:table-cell table:style-name="Table1.A1" office:value-type="string">
                      <text:p text:style-name="P28">Barcode</text:p>
                    </table:table-cell>
                    <table:table-cell table:style-name="Table1.A1" office:value-type="string">
                      <text:p text:style-name="P31">HS Code</text:p>
                    </table:table-cell>
                    <table:table-cell table:style-name="Table1.A1" office:value-type="string">
                      <text:p text:style-name="P26">Qty </text:p>
                    </table:table-cell>
                    <table:table-cell table:style-name="Table1.A1" table:number-columns-spanned="2" office:value-type="string">
                      <text:p text:style-name="P32">Unit Price </text:p>
                    </table:table-cell>
                    <table:covered-table-cell/>
                    <table:table-cell table:style-name="Table1.A1" office:value-type="string">
                      <text:p text:style-name="P32">Amount Rs.</text:p>
                    </table:table-cell>
                  </table:table-row>
                </table:table-header-rows>
                <table:table-row table:style-name="TableLine1811349268400">
                  <table:table-cell table:style-name="Table1.A1" table:number-columns-spanned="9" office:value-type="string">
                    <text:p text:style-name="P18"><text:a xlink:type="simple" xlink:href="py3o://with=%22index=[0]%22" text:style-name="Internet_20_link" text:visited-style-name="Visited_20_Internet_20_Link"><text:span text:style-name="T4">with="index=[0]"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349259152">
                  <table:table-cell table:style-name="Table1.A1" table:number-columns-spanned="9" office:value-type="string">
                    <text:p text:style-name="P6"><text:a xlink:type="simple" xlink:href="py3o://with=%22tqty=[0]%22" text:style-name="Internet_20_link" text:visited-style-name="Visited_20_Internet_20_Link"><text:span text:style-name="T6">with="tqty=[0]"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349259968">
                  <table:table-cell table:style-name="Table1.A1" table:number-columns-spanned="9" office:value-type="string">
                    <text:p text:style-name="P7"><text:a xlink:type="simple" xlink:href="py3o://with=%22tamount=[0]%22" text:style-name="Internet_20_link" text:visited-style-name="Visited_20_Internet_20_Link"><text:span text:style-name="T7">with="tamount=[0]"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349262960">
                  <table:table-cell table:style-name="Table1.A1" table:number-columns-spanned="9" office:value-type="string">
                    <text:p text:style-name="P18"><text:a xlink:type="simple" xlink:href="py3o://for=%22line%20in%20obj.invoice_line_ids%22" text:style-name="Internet_20_link" text:visited-style-name="Visited_20_Internet_20_Link"><text:span text:style-name="T5">for="line in obj.invoice_line_ids"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349255072">
                  <table:table-cell table:style-name="Table1.A1" office:value-type="string">
                    <text:p text:style-name="P9"><text:a xlink:type="simple" xlink:href="py3o://with=%22_=index.append(index[-1]+1)%22" text:style-name="Internet_20_link" text:visited-style-name="Visited_20_Internet_20_Link"><text:span text:style-name="T10">with="_=index.append(index[-1]+1)"</text:span></text:a></text:p>
                    <text:p text:style-name="P39"><text:a xlink:type="simple" xlink:href="py3o:///with" text:style-name="Internet_20_link" text:visited-style-name="Visited_20_Internet_20_Link"><text:span text:style-name="T26">/with</text:span></text:a></text:p>
                    <text:p text:style-name="P9"><text:a xlink:type="simple" xlink:href="py3o://with=%22_=index.pop(0)%22" text:style-name="Internet_20_link" text:visited-style-name="Visited_20_Internet_20_Link"><text:span text:style-name="T11">with="_=index.pop(0)"</text:span></text:a></text:p>
                    <text:p text:style-name="P39"><text:a xlink:type="simple" xlink:href="py3o:///with" text:style-name="Internet_20_link" text:visited-style-name="Visited_20_Internet_20_Link"><text:span text:style-name="T26">/with</text:span></text:a></text:p>
                    <text:p text:style-name="P27"><text:user-field-get style:data-style-name="N0" text:name="py3o.index">0</text:user-field-get></text:p>
                    <text:p text:style-name="P10"><text:a xlink:type="simple" xlink:href="py3o://with=%22_=tqty.append(tqty[-1]+line.quantity)%22" text:style-name="Internet_20_link" text:visited-style-name="Visited_20_Internet_20_Link"><text:span text:style-name="T9">with="_=tqty.append(tqty[-1]+line.quantity)"</text:span></text:a></text:p>
                    <text:p text:style-name="P40"><text:a xlink:type="simple" xlink:href="py3o:///with" text:style-name="Internet_20_link" text:visited-style-name="Visited_20_Internet_20_Link"><text:span text:style-name="T26">/with</text:span></text:a></text:p>
                    <text:p text:style-name="P10"><text:a xlink:type="simple" xlink:href="py3o://with=%22_=tqty.pop(0)%22" text:style-name="Internet_20_link" text:visited-style-name="Visited_20_Internet_20_Link"><text:span text:style-name="T9">with="_=tqty.pop(0)"</text:span></text:a></text:p>
                    <text:p text:style-name="P42"><text:a xlink:type="simple" xlink:href="py3o:///with" text:style-name="Internet_20_link" text:visited-style-name="Visited_20_Internet_20_Link"><text:span text:style-name="T26">/with</text:span></text:a></text:p>
                    <text:p text:style-name="P7"><text:a xlink:type="simple" xlink:href="py3o://with=%22_=tamount.append(tamount[-1]+line.price_subtotal)%22" text:style-name="Internet_20_link" text:visited-style-name="Visited_20_Internet_20_Link"><text:span text:style-name="T12">with="_=tamount.append(tamount[-1]+line.price_subtotal)"</text:span></text:a></text:p>
                    <text:p text:style-name="P41"><text:a xlink:type="simple" xlink:href="py3o:///with" text:style-name="Internet_20_link" text:visited-style-name="Visited_20_Internet_20_Link"><text:span text:style-name="T26">/with</text:span></text:a></text:p>
                    <text:p text:style-name="P7"><text:a xlink:type="simple" xlink:href="py3o://with=%22_=tamount.pop(0)%22" text:style-name="Internet_20_link" text:visited-style-name="Visited_20_Internet_20_Link"><text:span text:style-name="T9">with="_=tamount.pop(0)"</text:span></text:a></text:p>
                    <text:p text:style-name="P43"><text:a xlink:type="simple" xlink:href="py3o:///with" text:style-name="Internet_20_link" text:visited-style-name="Visited_20_Internet_20_Link"><text:span text:style-name="T26">/with</text:span></text:a></text:p>
                    <text:p text:style-name="P44"/>
                  </table:table-cell>
                  <table:table-cell table:style-name="Table1.A1" office:value-type="string">
                    <text:p text:style-name="P34"><text:user-field-get text:name="py3o.line.product_id.default_code">line.product_id.default_code</text:user-field-get></text:p>
                  </table:table-cell>
                  <table:table-cell table:style-name="Table1.A1" office:value-type="string">
                    <text:p text:style-name="P38"><text:user-field-get text:name="py3o.line.product_id.name">line.product_id.name</text:user-field-get></text:p>
                    <text:p text:style-name="P24"/>
                  </table:table-cell>
                  <table:table-cell table:style-name="Table1.A1" office:value-type="string">
                    <text:p text:style-name="P34"><text:user-field-get text:name="py3o.line.product_id.barcode">line.product_id.barcode</text:user-field-get></text:p>
                  </table:table-cell>
                  <table:table-cell table:style-name="Table1.A1" office:value-type="string">
                    <text:p text:style-name="P33"><text:user-field-get text:name="py3o.line.product_id.x_hscode">line.product_id.x_hscode</text:user-field-get></text:p>
                  </table:table-cell>
                  <table:table-cell table:style-name="Table1.A1" office:value-type="string">
                    <text:p text:style-name="P36"><text:text-input text:description="py3o://function=&quot;o_format_lang(line.quantity, currency_obj=0, lang_code=lang)&quot;">[line.quantity]</text:text-input></text:p>
                  </table:table-cell>
                  <table:table-cell table:style-name="Table1.A1" table:number-columns-spanned="2" office:value-type="string">
                    <text:p text:style-name="P35"><text:text-input text:description="py3o://function=&quot;o_format_lang(line.price_unit, currency_obj=0, lang_code=lang)&quot;">[line.price_unit]</text:text-input></text:p>
                  </table:table-cell>
                  <table:covered-table-cell/>
                  <table:table-cell table:style-name="Table1.A1" office:value-type="string">
                    <text:p text:style-name="P37"><text:text-input text:description="py3o://function=&quot;o_format_lang(line.price_subtotal, currency_obj=0, lang_code=lang)&quot;">[line.price_subtotal]</text:text-input></text:p>
                  </table:table-cell>
                </table:table-row>
                <table:table-row table:style-name="TableLine1811349263232">
                  <table:table-cell table:style-name="Table1.A1" table:number-columns-spanned="9" office:value-type="string">
                    <text:p text:style-name="P21"><text:a xlink:type="simple" xlink:href="py3o:///for" text:style-name="Internet_20_link" text:visited-style-name="Visited_20_Internet_20_Link"><text:span text:style-name="T24">/fo­r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349263504">
                  <table:table-cell table:style-name="Table1.A1" office:value-type="string">
                    <text:p text:style-name="P20"/>
                  </table:table-cell>
                  <table:table-cell table:style-name="Table1.A1" office:value-type="string">
                    <text:p text:style-name="P20"/>
                  </table:table-cell>
                  <table:table-cell table:style-name="Table1.A1" table:number-columns-spanned="2" office:value-type="string">
                    <text:p text:style-name="P20"/>
                  </table:table-cell>
                  <table:covered-table-cell/>
                  <table:table-cell table:style-name="Table1.A1" office:value-type="string">
                    <text:p text:style-name="P29">Total</text:p>
                  </table:table-cell>
                  <table:table-cell table:style-name="Table1.A1" office:value-type="string">
                    <text:p text:style-name="P30"><text:user-field-get style:data-style-name="N10109" text:name="py3o.tqty">0.00</text:user-field-get></text:p>
                  </table:table-cell>
                  <table:table-cell table:style-name="Table1.A1" office:value-type="string">
                    <text:p text:style-name="P25"/>
                  </table:table-cell>
                  <table:table-cell table:style-name="Table1.A1" office:value-type="string">
                    <text:p text:style-name="P30"/>
                  </table:table-cell>
                  <table:table-cell table:style-name="Table1.A1" office:value-type="string">
                    <text:p text:style-name="P30"/>
                  </table:table-cell>
                </table:table-row>
                <table:table-row table:style-name="Table1.9">
                  <table:table-cell table:style-name="Table1.A1" table:number-columns-spanned="9" office:value-type="string">
                    <table:table table:name="Table5" table:style-name="Table5">
                      <table:table-column table:style-name="Table5.A" table:number-columns-repeated="3"/>
                      <table:table-column table:style-name="Table5.D"/>
                      <table:table-header-rows>
                        <table:table-row table:style-name="TableLine1811349265952">
                          <table:table-cell table:style-name="Table5.A1" office:value-type="string">
                            <text:p text:style-name="Table_20_Contents"/>
                          </table:table-cell>
                          <table:table-cell table:style-name="Table5.A1" office:value-type="string">
                            <text:p text:style-name="Table_20_Contents"/>
                          </table:table-cell>
                          <table:table-cell table:style-name="Table5.A1" office:value-type="string">
                            <text:p text:style-name="P45"/>
                          </table:table-cell>
                          <table:table-cell table:style-name="Table5.A1" office:value-type="string">
                            <text:p text:style-name="Table_20_Contents"/>
                          </table:table-cell>
                        </table:table-row>
                      </table:table-header-rows>
                      <table:table-row table:style-name="Table5.2">
                        <table:table-cell table:style-name="Table5.A1" office:value-type="string">
                          <text:p text:style-name="Table_20_Contents"/>
                        </table:table-cell>
                        <table:table-cell table:style-name="Table5.A1" office:value-type="string">
                          <text:p text:style-name="Table_20_Contents"/>
                        </table:table-cell>
                        <table:table-cell table:style-name="Table5.C2" office:value-type="string">
                          <text:p text:style-name="P47">Total</text:p>
                        </table:table-cell>
                        <table:table-cell table:style-name="Table5.C2" office:value-type="string">
                          <text:p text:style-name="P46"><text:text-input text:description="py3o://function=&quot;o_format_lang(obj.amount_total,currency_obj=0,lang_code=lang)&quot;">[obj.amount_total]</text:text-input></text:p>
                        </table:table-cell>
                      </table:table-row>
                    </table:table>
                    <text:p text:style-name="Standard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349275744">
                  <table:table-cell table:style-name="Table1.A1" table:number-columns-spanned="9" office:value-type="string">
                    <text:p text:style-name="P8"><text:a xlink:type="simple" xlink:href="py3o:///with" text:style-name="Internet_20_link" text:visited-style-name="Visited_20_Internet_20_Link"><text:span text:style-name="T3">/with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349276832">
                  <table:table-cell table:style-name="Table1.A1" table:number-columns-spanned="9" office:value-type="string">
                    <text:p text:style-name="P22"><text:a xlink:type="simple" xlink:href="py3o:///with" text:style-name="Internet_20_link" text:visited-style-name="Visited_20_Internet_20_Link"><text:span text:style-name="T25">/with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349273024">
                  <table:table-cell table:style-name="Table1.A1" table:number-columns-spanned="9" office:value-type="string">
                    <text:p text:style-name="P23"><text:a xlink:type="simple" xlink:href="py3o:///with" text:style-name="Internet_20_link" text:visited-style-name="Visited_20_Internet_20_Link"><text:span text:style-name="T25">/with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>
              <text:p text:style-name="P11"/>
            </table:table-cell>
          </table:table-row>
        </table:table-header-rows>
      </table:table>
      <text:p text:style-name="P57"/>
      <text:p text:style-name="P57"/>
      <text:p text:style-name="P57"/>
      <text:p text:style-name="P57"/>
      <text:p text:style-name="P57"/>
      <text:p text:style-name="P66"/>
      <table:table table:name="Table14" table:style-name="Table14">
        <table:table-column table:style-name="Table14.A" table:number-columns-repeated="3"/>
        <table:table-column table:style-name="Table14.D"/>
        <text:soft-page-break/>
        <table:table-row table:style-name="TableLine1811349256432">
          <table:table-cell table:style-name="Table14.A1" office:value-type="string">
            <table:table table:name="Table18" table:style-name="Table18">
              <table:table-column table:style-name="Table18.A"/>
              <table:table-row table:style-name="TableLine1811349277648">
                <table:table-cell table:style-name="Table18.A1" office:value-type="string">
                  <text:p text:style-name="P48"><text:user-field-get text:name="py3o.obj.create_uid.initials">obj.create_uid.initials</text:user-field-get></text:p>
                </table:table-cell>
              </table:table-row>
              <table:table-row table:style-name="TableLine1811349284720">
                <table:table-cell table:style-name="Table18.A2" office:value-type="string">
                  <text:p text:style-name="P49">Prepared By</text:p>
                </table:table-cell>
              </table:table-row>
            </table:table>
          </table:table-cell>
          <table:table-cell table:style-name="Table14.A1" office:value-type="string">
            <table:table table:name="Table19" table:style-name="Table19">
              <table:table-column table:style-name="Table19.A"/>
              <table:table-row table:style-name="TableLine1811349281184">
                <table:table-cell table:style-name="Table19.A1" office:value-type="string">
                  <text:p text:style-name="P48"><text:user-field-get text:name="py3o.obj.confirm_uid.initials">obj.confirm_uid.initials</text:user-field-get></text:p>
                </table:table-cell>
              </table:table-row>
              <table:table-row table:style-name="TableLine1811349288800">
                <table:table-cell table:style-name="Table19.A2" office:value-type="string">
                  <text:p text:style-name="P51"><text:span text:style-name="T27">Authorized</text:span><text:span text:style-name="T28"> By</text:span></text:p>
                </table:table-cell>
              </table:table-row>
            </table:table>
            <text:p text:style-name="P52"/>
          </table:table-cell>
          <table:table-cell table:style-name="Table14.A1" office:value-type="string">
            <table:table table:name="Table20" table:style-name="Table20">
              <table:table-column table:style-name="Table20.A"/>
              <table:table-row table:style-name="TableLine1811349285536">
                <table:table-cell table:style-name="Table20.A1" office:value-type="string">
                  <text:p text:style-name="P48"><text:user-field-get text:name="py3o.obj.confirm_uid.initials">obj.confirm_uid.initials</text:user-field-get></text:p>
                </table:table-cell>
              </table:table-row>
              <table:table-row table:style-name="TableLine1811349283360">
                <table:table-cell table:style-name="Table20.A2" office:value-type="string">
                  <text:p text:style-name="P50"><text:span text:style-name="T29">Confirmed </text:span>By</text:p>
                </table:table-cell>
              </table:table-row>
            </table:table>
            <text:p text:style-name="P52"/>
          </table:table-cell>
          <table:table-cell table:style-name="Table14.A1" office:value-type="string">
            <table:table table:name="Table21" table:style-name="Table21">
              <table:table-column table:style-name="Table21.A"/>
              <table:table-row table:style-name="TableLine1811349271664">
                <table:table-cell table:style-name="Table21.A1" office:value-type="string">
                  <text:p text:style-name="P48"/>
                </table:table-cell>
              </table:table-row>
              <table:table-row table:style-name="TableLine1811349279280">
                <table:table-cell table:style-name="Table21.A2" office:value-type="string">
                  <text:p text:style-name="P50">Received By</text:p>
                </table:table-cell>
              </table:table-row>
            </table:table>
            <text:p text:style-name="P52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neva" svg:font-family="Genev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number-style style:name="N10110" number:language="fr" number:country="FR">
      <number:number number:decimal-places="0" number:min-decimal-places="0" number:min-integer-digits="5">
        <number:embedded-text number:position="2">.</number:embedded-text>
      </number:number>
    </number:number-style>
    <number:number-style style:name="N10111" number:language="fr" number:country="FR">
      <number:number number:decimal-places="0" number:min-decimal-places="0" number:min-integer-digits="2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2-10-10T01:44:01.863000000</dc:date>
    <meta:editing-duration>P1DT23H42M29S</meta:editing-duration>
    <meta:editing-cycles>473</meta:editing-cycles>
    <meta:generator>LibreOffice/7.0.4.2$Windows_X86_64 LibreOffice_project/dcf040e67528d9187c66b2379df5ea4407429775</meta:generator>
    <meta:document-statistic meta:table-count="18" meta:image-count="0" meta:object-count="0" meta:page-count="3" meta:paragraph-count="90" meta:word-count="166" meta:character-count="1504" meta:non-whitespace-character-count="1432"/>
  </office:meta>
</office:document-meta>
</file>